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9eb60" officeooo:paragraph-rsid="0019eb60"/>
    </style:style>
    <style:style style:name="P2" style:family="paragraph" style:parent-style-name="Standard">
      <style:text-properties officeooo:rsid="001b833f" officeooo:paragraph-rsid="001b833f"/>
    </style:style>
    <style:style style:name="T1" style:family="text">
      <style:text-properties officeooo:rsid="001b83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Incluir Abas: </text:p>
      <text:p text:style-name="P1"/>
      <text:p text:style-name="P1">Anamnese, Exame Físico, Hipótese Diagnóstica, Evolução, Prescrição, Atestados, Imagens e Anexos</text:p>
      <text:p text:style-name="P1"/>
      <text:p text:style-name="P1"/>
      <text:p text:style-name="P1"/>
      <text:p text:style-name="P1">Anamnese</text:p>
      <text:p text:style-name="P1"><text:tab/>Queixa Principal</text:p>
      <text:p text:style-name="P1"><text:tab/>Histórico do paciente</text:p>
      <text:p text:style-name="P1"/>
      <text:p text:style-name="P1">Exame Físico</text:p>
      <text:p text:style-name="P1"><text:tab/>Altura</text:p>
      <text:p text:style-name="P1"><text:tab/>Peso</text:p>
      <text:p text:style-name="P1"><text:tab/>PA: Sistólica e Diastólica <text:span text:style-name="T1">mmHg</text:span></text:p>
      <text:p text:style-name="P1"><text:tab/>FC ( Frequência cardíaca )</text:p>
      <text:p text:style-name="P1"><text:tab/>Observação</text:p>
      <text:p text:style-name="P1">Hipótese diagnóstico </text:p>
      <text:p text:style-name="P1"><text:tab/>CID 10 ( TDBMultiFieldSearch )</text:p>
      <text:p text:style-name="P1"><text:tab/>Observação</text:p>
      <text:p text:style-name="P1">Evolução</text:p>
      <text:p text:style-name="P1"><text:tab/></text:p>
      <text:p text:style-name="P2">Prescrição</text:p>
      <text:p text:style-name="P2">Atest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0:36:31.302163000</meta:creation-date>
    <dc:date>2015-07-15T11:57:17.576970033</dc:date>
    <meta:editing-duration>PT1H5M37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18" meta:word-count="45" meta:character-count="340" meta:non-whitespace-character-count="300"/>
  </office:meta>
</office:document-meta>
</file>